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Italic</text:h>
      <text:p text:style-name="Text_20_body">The word <text:span text:style-name="T3">italic</text:span> is in ita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6:38:39</dc:date>
    <dc:creator>Vincent Spiewak</dc:creator>
    <meta:editing-duration>PT00H07M32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9" meta:character-count="47"/>
  </office:meta>
</office:document-meta>
</file>